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:</text:p>
      <text:p text:style-name="Standard"/>
      <text:list xml:id="list3477706521" text:style-name="L1">
        <text:list-item>
          <text:list>
            <text:list-item>
              <text:list>
                <text:list-item>
                  <text:p text:style-name="P1">Sort screws</text:p>
                </text:list-item>
                <text:list-item>
                  <text:p text:style-name="P1">Use second and third link in dump to calibrate motors for the arm. </text:p>
                  <text:p text:style-name="P1">The following code and be used:</text:p>
                </text:list-item>
              </text:list>
            </text:list-item>
          </text:list>
        </text:list-item>
      </text:list>
      <text:p text:style-name="Standard"/>
      <text:p text:style-name="Standard">#include &lt;Servo.h&gt;</text:p>
      <text:p text:style-name="Standard"/>
      <text:p text:style-name="Standard">Servo myservo; <text:s/>// create servo object to control a servo</text:p>
      <text:p text:style-name="Standard">// twelve servo objects can be created on most boards</text:p>
      <text:p text:style-name="Standard"/>
      <text:p text:style-name="Standard">int pos = 0; <text:s text:c="3"/>// variable to store the servo position</text:p>
      <text:p text:style-name="Standard"/>
      <text:p text:style-name="Standard">void setup() {</text:p>
      <text:p text:style-name="Standard"><text:s text:c="2"/>myservo.attach(6); <text:s/>// attaches the servo on pin 9 to the servo object</text:p>
      <text:p text:style-name="Standard"/>
      <text:p text:style-name="Standard"><text:s/>myservo.write(60); //this is where you set the initial angle</text:p>
      <text:p text:style-name="Standard">}</text:p>
      <text:p text:style-name="Standard"/>
      <text:p text:style-name="Standard">void loop() {</text:p>
      <text:p text:style-name="Standard"><text:s text:c="2"/></text:p>
      <text:p text:style-name="Standard"><text:s text:c="2"/>for (pos = 60 ; pos &lt;= 180; pos += 1) { // goes from 0 degrees to 180 degrees</text:p>
      <text:p text:style-name="Standard"><text:s text:c="4"/>// in steps of 1 degree</text:p>
      <text:p text:style-name="Standard"><text:s text:c="4"/>myservo.write(pos); <text:s text:c="13"/>// tell servo to go to position in variable 'pos'</text:p>
      <text:p text:style-name="Standard"><text:s text:c="4"/>delay(15); <text:s text:c="22"/>// waits 15ms for the servo to reach the position</text:p>
      <text:p text:style-name="Standard"><text:s text:c="2"/>}</text:p>
      <text:p text:style-name="Standard"><text:s text:c="2"/>for (pos = 180; pos &gt;= 60; pos -= 1) { // goes from 180 degrees to 0 degrees</text:p>
      <text:p text:style-name="Standard"><text:s text:c="4"/>myservo.write(pos); <text:s text:c="13"/>// tell servo to go to position in variable 'pos'</text:p>
      <text:p text:style-name="Standard"><text:s text:c="4"/>delay(15); <text:s text:c="22"/>// waits 15ms for the servo to reach the position</text:p>
      <text:p text:style-name="Standard"><text:s text:c="2"/>}</text:p>
      <text:p text:style-name="Standard"><text:s text:c="2"/></text:p>
      <text:p text:style-name="Standard"><text:s text:c="2"/></text:p>
      <text:p text:style-name="Standard">}</text:p>
      <text:p text:style-name="Standard"/>
      <text:p text:style-name="Standard"><text:tab/><text:tab/>This is the same code as 'sweep' in the servo templates.</text:p>
      <text:p text:style-name="Standard"/>
      <text:list xml:id="list610052543" text:style-name="L2">
        <text:list-item>
          <text:list>
            <text:list-item>
              <text:list>
                <text:list-item>
                  <text:p text:style-name="P2">Use the second link in the dump to assemble the arm.</text:p>
                </text:list-item>
                <text:list-item>
                  <text:p text:style-name="P2">Connect arm to breadboard and test that all motors work</text:p>
                </text:list-item>
                <text:list-item>
                  <text:p text:style-name="P2">Discover the HEX codes for the signal sent from the IR Remote using the following code:</text:p>
                  <text:p text:style-name="P2"/>
                </text:list-item>
              </text:list>
            </text:list-item>
          </text:list>
        </text:list-item>
      </text:list>
      <text:p text:style-name="Standard">#include &lt;IRremote.h&gt;</text:p>
      <text:p text:style-name="Preformatted_20_Text">int RECV_PIN = 11;</text:p>
      <text:p text:style-name="Preformatted_20_Text">IRrecv irrecv(RECV_PIN);</text:p>
      <text:p text:style-name="Preformatted_20_Text">decode_results results;</text:p>
      <text:p text:style-name="Preformatted_20_Text"/>
      <text:p text:style-name="Preformatted_20_Text">void <text:span text:style-name="T1">setup</text:span>()</text:p>
      <text:p text:style-name="Preformatted_20_Text">{</text:p>
      <text:p text:style-name="Preformatted_20_Text"><text:s text:c="2"/><text:span text:style-name="T1">Serial</text:span>.begin(9600);</text:p>
      <text:p text:style-name="Preformatted_20_Text"><text:s text:c="2"/>irrecv.enableIRIn(); // Start the receiver</text:p>
      <text:p text:style-name="Preformatted_20_Text"><text:soft-page-break/>}</text:p>
      <text:p text:style-name="Preformatted_20_Text"/>
      <text:p text:style-name="Preformatted_20_Text">void <text:span text:style-name="T1">loop</text:span>()</text:p>
      <text:p text:style-name="Preformatted_20_Text">{</text:p>
      <text:p text:style-name="Preformatted_20_Text">  if (irrecv.decode(&amp;results))</text:p>
      <text:p text:style-name="Preformatted_20_Text"><text:s text:c="4"/>{</text:p>
      <text:p text:style-name="Preformatted_20_Text"><text:s text:c="5"/><text:span text:style-name="T1">Serial</text:span>.println(results.value, HEX);</text:p>
      <text:p text:style-name="Preformatted_20_Text"><text:s text:c="5"/>irrecv.resume(); // Receive the next value</text:p>
      <text:p text:style-name="Preformatted_20_Text">  <text:s text:c="2"/>}</text:p>
      <text:p text:style-name="P4">}</text:p>
      <text:list xml:id="list704078284" text:style-name="L3">
        <text:list-item>
          <text:p text:style-name="P3">After the HEX codes are found, verify they are the same to the provided remote control sketch. Change all non-corresponding values.</text:p>
        </text:list-item>
        <text:list-item>
          <text:p text:style-name="P3">Test to make sure that when a button is pressed on the remote that a function is called</text:p>
        </text:list-item>
        <text:list-item>
          <text:p text:style-name="P3">Connect the IR sensor and arm to the same breadboard and Arduino.</text:p>
        </text:list-item>
        <text:list-item>
          <text:p text:style-name="P3">Test to make sure that every function moves the arm in some way. It is set to move one degree at a time so be patien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44:26</meta:creation-date>
    <dc:date>2016-03-22T15:56:04</dc:date>
    <meta:editing-duration>PT17M1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51" meta:word-count="345" meta:character-count="1977" meta:non-whitespace-character-count="1549"/>
  </office:meta>
</office:document-meta>
</file>